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6pt"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23-Rutas-de-archivo-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Para que se usan las rutas 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Incorporar contenido externo </text:p>
                <text:list>
                  <text:list-item>
                    <text:p>Imágenes</text:p>
                  </text:list-item>
                  <text:list-item>
                    <text:p>JavaScript <text:s/></text:p>
                  </text:list-item>
                  <text:list-item>
                    <text:p>Css</text:p>
                  </text:list-item>
                  <text:list-item>
                    <text:p>Otros documentos</text:p>
                  </text:list-item>
                  <text:list-item>
                    <text:p>PHP</text:p>
                  </text:list-item>
                  <text:list-item>
                    <text:p>Video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ipos de rutas 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Relativas </text:p>
              </text:list-item>
              <text:list-item>
                <text:p>Absolutas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2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3" draw:layer="layout" svg:width="2.327cm" svg:height="0.819cm" svg:x="3.473cm" svg:y="10.2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11:20:48.764549774</meta:creation-date>
    <meta:editing-duration>PT6M59S</meta:editing-duration>
    <meta:editing-cycles>2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6-05T11:27:44.819897942</dc:date>
    <dc:creator>codefuncode </dc:creator>
    <meta:document-statistic meta:object-count="79"/>
  </office:meta>
</office:document-meta>
</file>